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4c7" officeooo:paragraph-rsid="0015b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lar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05:37:04.380250165</meta:creation-date>
    <dc:date>2018-08-21T05:47:51.940481127</dc:date>
    <meta:editing-duration>PT1M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